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807in" fo:margin-bottom="0.0807in" fo:line-height="150%"/>
      <style:text-properties style:font-name="Arial"/>
    </style:style>
    <style:style style:name="P2" style:family="paragraph" style:parent-style-name="Standard">
      <style:paragraph-properties fo:margin-top="0.0807in" fo:margin-bottom="0.0807in" fo:line-height="150%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font-name="Arial" fo:language="ru" fo:country="RU"/>
    </style:style>
    <style:style style:name="T8" style:family="text">
      <style:text-properties style:font-name="Arial" fo:language="ru" fo:country="RU" fo:font-style="italic" style:font-style-asian="italic" style:font-style-complex="italic"/>
    </style:style>
    <style:style style:name="T9" style:family="text">
      <style:text-properties style:font-name="Arial" fo:language="en" fo:country="US"/>
    </style:style>
    <style:style style:name="T10" style:family="text">
      <style:text-properties style:font-name="Arial" fo:language="en" fo:country="US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Расскажите, чем, на ваш взгляд, отличается хорошая верстка от плохой с точки зрения </text:p>
      <text:p text:style-name="P1"> пользователя<text:span text:style-name="T1">:<text:line-break/> <text:s/></text:span><text:span text:style-name="T2">простой, удобный, <text:s/>интуитивный интерфейс, читаемый текст, быстро работающий сайт.</text:span></text:p>
      <text:p text:style-name="P1"> менеджера проекта —<text:span text:style-name="T2"> хорошая верстка — довольный пользователь.</text:span></text:p>
      <text:p text:style-name="P1"> дизайнера —<text:span text:style-name="T1"> </text:span><text:span text:style-name="T2">внешний вид сайта соответсивует дизайну, легкость внесения изменений и дополнений.</text:span></text:p>
      <text:p text:style-name="P1"> верстальщика —<text:span text:style-name="T1"> </text:span><text:span text:style-name="T2">аддаптивность, внешний вид, универсальность, интуитивно понятные названия классов, элементов.</text:span></text:p>
      <text:p text:style-name="P1"> клиентского программиста —<text:span text:style-name="T1"> </text:span><text:span text:style-name="T2">хорошая верстка — это когда сайт не съезжает при добавлении функционала.</text:span><text:span text:style-name="T11">;</text:span></text:p>
      <text:p text:style-name="P1"> серверного программиста —<text:span text:style-name="T1"> </text:span><text:span text:style-name="T2">сложно сказать(</text:span><text:span text:style-name="T11">. </text:span><text:line-break/><text:line-break/><text:span text:style-name="T3">2)</text:span><text:span text:style-name="T1"> </text:span>Опишите основные особенности верстки крупных многостраничных сайтов, дизайн которых может меняться в процессе реализации и поддержки. </text:p>
      <text:p text:style-name="P1">Расскажите о своем опыте верстки подобных сайтов: какие методологии, инструменты и технологии вы применяли на практике. <text:line-break/><text:line-break/><text:span text:style-name="T2">Работа в команде, использование единых стандартов, методик. Использование современых технологий для работы для командной работой над проектом (например </text:span><text:span text:style-name="T5">Git). </text:span></text:p>
      <text:p text:style-name="P1"><text:span text:style-name="T3">3)</text:span><text:span text:style-name="T1"> Опишите основные особенности верстки сайтов, которые должны одинаково хорошо отображаться как на любом современном компьютере, так и на смартфонах и планшетах под управлением iOS и Android. Расскажите о своем опыте верстки подобных сайтов: какие инструменты и технологии вы применяли, как проверяли результат на различных устройствах, какие именно устройства требовалось поддерживать. <text:line-break/><text:line-break/><text:line-break/></text:span><text:soft-page-break/><text:span text:style-name="T2">Верстка должна быть аддаптивна и кросбраузерная. Необходимо использовать хорошо поддерживаемые технологии.<text:line-break/><text:line-break/>При проверки результатов <text:s text:c="2"/>использую изменение <text:s/>вьюпорта, панель инструментов разработчика и доступные дома гаджеты. </text:span><text:span text:style-name="T1"><text:line-break/><text:line-break/><text:line-break/></text:span><text:span text:style-name="T3">4)</text:span><text:span text:style-name="T1"> Расскажите, какие инструменты помогают вам экономить время в процессе написания, проверки и отладки кода. <text:line-break/><text:line-break/></text:span><text:span text:style-name="T2"> <text:s/>Для написания кода использую </text:span><text:span text:style-name="T5">Visual Studio Code, Emmet, SCSS, </text:span><text:span text:style-name="T2">сборщик </text:span><text:span text:style-name="T5">Gulp. </text:span><text:span text:style-name="T2">Для проверки и отладки <text:s/>пользуюсь панелью инструментов разработчика в </text:span><text:span text:style-name="T5">Chrome.</text:span></text:p>
      <text:p text:style-name="P1"><text:span text:style-name="T1"><text:line-break/></text:span><text:span text:style-name="T6">5)</text:span><text:span text:style-name="T4"> </text:span><text:span text:style-name="T1">Вам нужно понять, почему страница отображается некорректно в Safari на iOS и в IE на Windows. Код писали не вы, доступа к исходникам у вас нет. Ваши действия? Сталкивались ли вы с подобными проблемами на практике?<text:line-break/><text:line-break/></text:span><text:span text:style-name="T2">Буду использовать панель разработчика, <text:s/>искать причину и методы ее исправления.</text:span><text:span text:style-name="T1"><text:line-break/><text:line-break/><text:line-break/></text:span><text:span text:style-name="T3">6) </text:span><text:span text:style-name="T1"><text:s/>Дизайнер отдал вам макет, в котором не показано, как должны выглядеть интерактивные элементы при наведении мыши. Ваши действия? <text:line-break/><text:line-break/>С</text:span><text:span text:style-name="T2">прошу у дизайнера, <text:s/>если он не доступен, то у менеджера проекта. В крайнем случае сделаю так, как я это вижу. </text:span><text:span text:style-name="T1"><text:line-break/></text:span></text:p>
      <text:p text:style-name="P1"><text:span text:style-name="T3">7)</text:span><text:span text:style-name="T1"> Какие ресурсы вы используете для развития в профессиональной сфере? Приведите несколько конкретных примеров (сайты, блоги и так далее). <text:line-break/></text:span></text:p>
      <text:p text:style-name="P2"><text:span text:style-name="T8">На первых порах </text:span><text:a xlink:type="simple" xlink:href="https://htmlacademy.ru/" text:style-name="Internet_20_link" text:visited-style-name="Visited_20_Internet_20_Link">htmlacademy.ru</text:a><text:span text:style-name="T8"> <text:s/></text:span><text:span text:style-name="T10">(</text:span><text:span text:style-name="T8">сейчас тоже заглядываю</text:span><text:span text:style-name="T10">)</text:span><text:span text:style-name="T8">, затем </text:span><text:span text:style-name="T10">l</text:span><text:a xlink:type="simple" xlink:href="https://learn.javascript.ru/" text:style-name="Internet_20_link" text:visited-style-name="Visited_20_Internet_20_Link">earn.javascript.ru</text:a><text:span text:style-name="T10">,</text:span><text:span text:style-name="T8"> документация, <text:s/>w3schools.com, <text:s/>Хабр, Ютуб, и иногда <text:s/>просто </text:span><text:soft-page-break/><text:span text:style-name="T8">гуглю.</text:span><text:span text:style-name="T7"><text:line-break/></text:span></text:p>
      <text:p text:style-name="P1"><text:span text:style-name="T1">Какое направление развития вам более близко: JS-программирование, HTML/CSSверстка или и то, и другое? <text:line-break/></text:span></text:p>
      <text:p text:style-name="P1"><text:span text:style-name="T2">Большое желание развиваться в сторону JS-программирования (на данном этапе изучаю прототипы </text:span><text:span text:style-name="T5">JS </text:span><text:span text:style-name="T2">). <text:s/></text:span><text:span text:style-name="T5">B</text:span><text:span text:style-name="T2">ерстка тоже интересна, и я продолжаю с удовольствием изучать ее, но по моему мнению <text:s/>очень хороший верстальщик должен иметь навыки дизайнера или склонность к этому. </text:span><text:span text:style-name="T1"><text:line-break/></text:span></text:p>
      <text:p text:style-name="P1"><text:span text:style-name="T1">Какие ещё области знаний, кроме тех, что непосредственно относятся к работе, вам интересны? <text:line-break/><text:line-break/></text:span><text:span text:style-name="T2">Учу английский.</text:span><text:span text:style-name="T1"><text:line-break/></text:span></text:p>
      <text:p text:style-name="P1"><text:span text:style-name="T3">8)</text:span><text:span text:style-name="T1"> Расскажите нам о себе и предоставьте несколько ссылок на последние работы, выполненные вами. <text:s/><text:line-break/><text:line-break/></text:span><text:span text:style-name="T2">Чуть больше года назад начала изучать </text:span><text:span text:style-name="T5">HTML <text:s/></text:span><text:span text:style-name="T2">и </text:span><text:span text:style-name="T5">CSS, <text:s/></text:span><text:span text:style-name="T2">стало очень интересно, и честно говоря, не ожидала, что у меня будет получатся, но строчка за строчкой , функция за функцией.... Да, много пробелов в знаниях, <text:s/>не достаточно практики, нет настоящего «боевого опыта», <text:s/>но я двигаюсь вперед. <text:line-break/><text:line-break/>А так <text:s/>- люблю рыбалку, <text:s/>походы, кемпинг.<text:line-break/><text:line-break/>Здесь пара примеров верстки (для себя тренировалась писать по </text:span><text:span text:style-name="T5">PSD</text:span><text:span text:style-name="T2">-макетам, <text:s/>верстка не идеальна (может и не стоило это показывать))), сама вижу, но полноценного портфолио пока нет) <text:line-break/></text:span></text:p>
      <text:p text:style-name="P2"><text:a xlink:type="simple" xlink:href="http://task.ci43886.tmweb.ru/" text:style-name="Internet_20_link" text:visited-style-name="Visited_20_Internet_20_Link">http://task.ci43886.tmweb.ru/</text:a><text:span text:style-name="T8"><text:line-break/><text:line-break/>http://test.ci43886.tmweb.ru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9M35S</meta:editing-duration>
    <meta:editing-cycles>10</meta:editing-cycles>
    <meta:generator>OpenOffice/4.1.5$Win32 OpenOffice.org_project/415m1$Build-9789</meta:generator>
    <dc:date>2018-10-08T16:54:32.89</dc:date>
    <meta:document-statistic meta:table-count="0" meta:image-count="0" meta:object-count="0" meta:page-count="3" meta:paragraph-count="17" meta:word-count="526" meta:character-count="3901"/>
    <meta:user-defined meta:name="Info 1"/>
    <meta:user-defined meta:name="Info 2"/>
    <meta:user-defined meta:name="Info 3"/>
    <meta:user-defined meta:name="Info 4"/>
  </office:meta>
</office:document-meta>
</file>